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phasen"/>Phasen<text:bookmark-end text:name="phasen"/></text:h>
      <text:list text:style-name="L1">
        <text:list-item>
          <text:p text:style-name="P1">1911 - 1927</text:p>
          <text:list text:style-name="L2">
            <text:list-item>
              <text:p text:style-name="P2">Gründung von Kuomintang und KPCH → Zusammenarbeit, 1927 Bruch</text:p>
            </text:list-item>
          </text:list>
        </text:list-item>
        <text:list-item>
          <text:p text:style-name="P1">1928 - 1936</text:p>
          <text:list text:style-name="L3">
            <text:list-item>
              <text:p text:style-name="P3">Herrschaft einer Nationalregierung unter der Kuomintang → Bürgerkrieg (“langer Marsch”) → endet mit einem Waffenstillstand 1936</text:p>
            </text:list-item>
          </text:list>
        </text:list-item>
        <text:list-item>
          <text:p text:style-name="P1">1937 -</text:p>
          <text:list text:style-name="L4">
            <text:list-item>
              <text:p text:style-name="P4">Ausbruch des Chinesisch - Japanischen Krieges</text:p>
            </text:list-item>
          </text:list>
        </text:list-item>
        <text:list-item>
          <text:p text:style-name="P1">1945 - 1949</text:p>
          <text:list text:style-name="L5">
            <text:list-item>
              <text:p text:style-name="P5">Erneuter Bürgerkrieg → Endet: Sieg Maos → 2 Chinas (Taiwan + Volksrepublik China)</text:p>
            </text:list-item>
          </text:list>
        </text:list-item>
      </text:list>
      <text:h text:style-name="Heading_20_1" text:outline-level="1"><text:bookmark-start text:name="mao-der-lange-marsch-zur-macht-doku-2013-deutsch-44-zdf-info"/>Mao Der lange Marsch zur Macht Doku 2013 deutsch 4/4 (ZDF info)<text:bookmark-end text:name="mao-der-lange-marsch-zur-macht-doku-2013-deutsch-44-zdf-info"/></text:h>
      <text:p text:style-name="First_20_paragraph">China nimmt einen gleichberechtigten Platz in der “globalen Familie der Staten”</text:p>
      <text:p text:style-name="Text_20_body">Mao ist von Stalins Personenkult (Führerkult?) beeindruckt</text:p>
      <text:p text:style-name="Text_20_body">Zusammen können wir Berge versetzten</text:p>
      <text:p text:style-name="Text_20_body">Der Spatzenmord</text:p>
      <text:h text:style-name="Heading_20_4" text:outline-level="4"><text:bookmark-start text:name="der-grosse-sprung-nach-vorne-1958"/>Der Grosse Sprung nach vorne 1958<text:bookmark-end text:name="der-grosse-sprung-nach-vorne-1958"/></text:h>
      <text:p text:style-name="First_20_paragraph">Töpfe, Werkzeuge werden eingeschmolzen. Extreme Hungersnot</text:p>
      <text:p text:style-name="Text_20_body">Aufstand in Tib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0-05-21T08:22:00Z</meta:creation-date>
    <dc:date>2020-05-21T08:22:00Z</dc:date>
  </office:meta>
</office:document-meta>
</file>